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5000001A1DB0DE697F5251B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66" draw:textarea-horizontal-align="justify" draw:textarea-vertical-align="middle" draw:auto-grow-height="false" fo:min-height="3.018cm" fo:min-width="4.702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043cm" fo:min-width="0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044cm" fo:min-width="0cm"/>
    </style:style>
    <style:style style:name="gr5" style:family="graphic" style:parent-style-name="standard">
      <style:graphic-properties draw:fill="solid" draw:fill-color="#00cc33" draw:textarea-horizontal-align="justify" draw:textarea-vertical-align="middle" draw:auto-grow-height="false" fo:min-height="0.056cm" fo:min-width="0.412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056cm" fo:min-width="0.413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 fo:min-height="0.057cm" fo:min-width="0.412cm"/>
    </style:style>
    <style:style style:name="gr8" style:family="graphic" style:parent-style-name="standard">
      <style:graphic-properties draw:fill="solid" draw:fill-color="#ff3333" draw:textarea-horizontal-align="justify" draw:textarea-vertical-align="middle" draw:auto-grow-height="false" fo:min-height="0.057cm" fo:min-width="0.41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56cm" fo:min-width="0.412cm"/>
    </style:style>
    <style:style style:name="gr10" style:family="graphic" style:parent-style-name="standard">
      <style:graphic-properties draw:stroke="solid" svg:stroke-width="0.053cm" svg:stroke-color="#cccccc" draw:marker-start="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18cm" svg:stroke-color="#cccccc" draw:marker-start="" draw:marker-start-width="0.226cm" draw:marker-end-width="0.226cm" draw:fill="solid" draw:fill-color="#000000" draw:textarea-horizontal-align="justify" draw:textarea-vertical-align="middle" draw:auto-grow-height="false" fo:min-height="1.95cm" fo:min-width="1.67cm" fo:padding-top="0.133cm" fo:padding-bottom="0.133cm" fo:padding-left="0.258cm" fo:padding-right="0.258cm"/>
    </style:style>
    <style:style style:name="gr12" style:family="graphic" style:parent-style-name="standard">
      <style:graphic-properties draw:stroke="none" svg:stroke-width="0.018cm" svg:stroke-color="#cccccc" draw:marker-start="" draw:marker-start-width="0.226cm" draw:marker-end-width="0.226cm" draw:fill="solid" draw:fill-color="#333333" draw:textarea-horizontal-align="justify" draw:textarea-vertical-align="middle" draw:auto-grow-height="false" fo:min-height="1.472cm" fo:min-width="1.199cm" fo:padding-top="0.133cm" fo:padding-bottom="0.133cm" fo:padding-left="0.258cm" fo:padding-right="0.258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6cm" svg:stroke-color="#999999" draw:marker-start-width="0.358cm" draw:marker-end-width="0.358cm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cc00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333ff" draw:marker-start-width="0.359cm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3333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333366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cc33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cccccc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 draw:fill-color="#0000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3333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000000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333333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3.4cm" svg:x="21cm" svg:y="8.704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custom-shape draw:style-name="gr2" draw:text-style-name="P2" draw:layer="layout" svg:width="0.327cm" svg:height="0.323cm" svg:x="21.111cm" svg:y="9.5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177cm" svg:y="9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4" draw:text-style-name="P2" draw:layer="layout" svg:width="0.327cm" svg:height="0.324cm" svg:x="21.111cm" svg:y="9.9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177cm" svg:y="9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2" draw:text-style-name="P2" draw:layer="layout" svg:width="0.327cm" svg:height="0.323cm" svg:x="21.111cm" svg:y="10.2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2cm" svg:x="21.177cm" svg:y="10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" draw:text-style-name="P2" draw:layer="layout" svg:width="0.327cm" svg:height="0.323cm" svg:x="21.111cm" svg:y="10.5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1.177cm" svg:y="10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2" draw:text-style-name="P2" draw:layer="layout" svg:width="0.327cm" svg:height="0.323cm" svg:x="21.111cm" svg:y="10.9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196cm" svg:height="0.193cm" svg:x="21.177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0.944cm" svg:height="0.338cm" svg:x="21.523cm" svg:y="10.569cm">
          <text:p text:style-name="P4"><text:span text:style-name="T1">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0.945cm" svg:height="0.338cm" svg:x="21.509cm" svg:y="10.919cm">
          <text:p text:style-name="P6"><text:span text:style-name="T1">S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944cm" svg:height="0.339cm" svg:x="21.523cm" svg:y="10.236cm">
          <text:p text:style-name="P4"><text:span text:style-name="T1">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0.944cm" svg:height="0.339cm" svg:x="21.523cm" svg:y="9.903cm">
          <text:p text:style-name="P6"><text:span text:style-name="T1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944cm" svg:height="0.338cm" svg:x="21.523cm" svg:y="9.571cm">
          <text:p text:style-name="P6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393cm" svg:height="0.399cm" svg:x="21.141cm" svg:y="8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393cm" svg:height="0.398cm" svg:x="21.141cm" svg:y="1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09cm" svg:height="3.132cm" svg:x="22.511cm" svg:y="8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.423cm" svg:height="2.456cm" svg:x="22.844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394cm" svg:height="0.399cm" svg:x="25.807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393cm" svg:height="0.398cm" svg:x="25.808cm" svg:y="1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7.378cm" svg:height="8.827cm" svg:x="0.3cm" svg:y="5.973cm">
          <draw:image xlink:href="Pictures/1000000000000335000001A1DB0DE697F5251B11.png" xlink:type="simple" xlink:show="embed" xlink:actuate="onLoad">
            <text:p/>
          </draw:image>
        </draw:frame>
        <draw:custom-shape draw:style-name="gr3" draw:text-style-name="P3" xml:id="id6" draw:id="id6" draw:layer="layout" svg:width="0.2cm" svg:height="0.2cm" svg:x="14cm" svg:y="13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4" draw:id="id4" draw:layer="layout" svg:width="0.2cm" svg:height="0.2cm" svg:x="14.301cm" svg:y="13.0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8" draw:id="id8" draw:layer="layout" svg:width="0.2cm" svg:height="0.2cm" svg:x="12.166cm" svg:y="13.0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0" draw:id="id10" draw:layer="layout" svg:width="0.2cm" svg:height="0.2cm" svg:x="13.039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" draw:id="id1" draw:layer="layout" svg:width="0.2cm" svg:height="0.2cm" svg:x="14.916cm" svg:y="7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4" draw:layer="layout" draw:line-skew="-0.491cm 0.886cm" svg:x1="15.016cm" svg:y1="7.192cm" svg:x2="21.111cm" svg:y2="11.095cm" draw:start-shape="id1" draw:start-glue-point="4" draw:end-shape="id2" draw:end-glue-point="3" svg:d="M15016 7192v-992h3984v4895h2111" svg:viewBox="0 0 6096 4896">
          <text:p/>
        </draw:connector>
        <draw:connector draw:style-name="gr15" draw:text-style-name="P4" draw:layer="layout" draw:line-skew="0.194cm 0.733cm" svg:x1="21.111cm" svg:y1="10.757cm" svg:x2="14.401cm" svg:y2="13.265cm" draw:start-shape="id3" draw:start-glue-point="3" draw:end-shape="id4" draw:end-glue-point="8" svg:d="M21111 10757h-3111v3743h-3599v-1235" svg:viewBox="0 0 6711 3744">
          <text:p/>
        </draw:connector>
        <draw:connector draw:style-name="gr16" draw:text-style-name="P4" draw:layer="layout" draw:line-skew="0cm 0.434cm" svg:x1="21.111cm" svg:y1="10.417cm" svg:x2="14.1cm" svg:y2="13.264cm" draw:start-shape="id5" draw:start-glue-point="3" draw:end-shape="id6" draw:end-glue-point="8" svg:d="M21111 10417h-3455v3783h-3556v-936" svg:viewBox="0 0 7012 3784">
          <text:p/>
        </draw:connector>
        <draw:connector draw:style-name="gr17" draw:text-style-name="P4" draw:layer="layout" draw:line-skew="0.261cm 1.344cm" svg:x1="21.111cm" svg:y1="10.079cm" svg:x2="12.266cm" svg:y2="13.254cm" draw:start-shape="id7" draw:start-glue-point="3" draw:end-shape="id8" draw:end-glue-point="8" svg:d="M21111 10079h-4111v5021h-4734v-1846" svg:viewBox="0 0 8846 5022">
          <text:p/>
        </draw:connector>
        <draw:connector draw:style-name="gr18" draw:text-style-name="P4" draw:layer="layout" draw:line-skew="0.125cm 1.043cm" svg:x1="21.111cm" svg:y1="9.739cm" svg:x2="13.139cm" svg:y2="13.255cm" draw:start-shape="id9" draw:start-glue-point="3" draw:end-shape="id10" draw:end-glue-point="8" svg:d="M21111 9739h-3811v5061h-4161v-1545" svg:viewBox="0 0 7973 50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9:06:07.199000000</meta:creation-date>
    <dc:date>2016-09-17T22:55:21.463000000</dc:date>
    <meta:editing-duration>PT3H17M32S</meta:editing-duration>
    <meta:editing-cycles>2</meta:editing-cycles>
    <meta:generator>LibreOffice/5.1.2.2$Windows_x86 LibreOffice_project/d3bf12ecb743fc0d20e0be0c58ca359301eb705f</meta:generator>
    <meta:document-statistic meta:object-count="38"/>
  </office:meta>
</office:document-meta>
</file>